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7mm"/>
    </style:style>
    <style:style style:name="co2" style:family="table-column">
      <style:table-column-properties fo:break-before="auto" style:column-width="8.45mm"/>
    </style:style>
    <style:style style:name="co3" style:family="table-column">
      <style:table-column-properties fo:break-before="auto" style:column-width="66.82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32.63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79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9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fo:border="0.06pt solid #000000"/>
      <style:text-properties style:font-name="DejaVu Sans" style:font-name-asian="DejaVu Sans1" style:font-name-complex="FreeSans"/>
    </style:style>
    <style:style style:name="ce4" style:family="table-cell" style:parent-style-name="Default" style:data-style-name="N2"/>
    <style:style style:name="ce3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visibility="collapse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7" office:value-type="string" calcext:value-type="string" table:number-columns-spanned="5" table:number-rows-spanned="1">
            <text:p>Wydatki w ramach dotacji</text:p>
          </table:table-cell>
          <table:covered-table-cell table:number-columns-repeated="4" table:style-name="Default"/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 table:number-columns-spanned="5" table:number-rows-spanned="1">
            <text:p>Kwalfikowane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  <table:table-cell office:value-type="string" calcext:value-type="string">
            <text:p>http://www.komputronik.pl/product/324460/intel-xeon-processor-e5-2609-v4-20-cache-1-7-ghz-8-core.html</text:p>
          </table:table-cell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cesor serwerowy</text:p>
          </table:table-cell>
          <table:table-cell office:value-type="float" office:value="2" calcext:value-type="float">
            <text:p>2</text:p>
          </table:table-cell>
          <table:table-cell table:formula="of:=[.F3]/1.23" office:value-type="float" office:value="1535.77235772358" calcext:value-type="float">
            <text:p>1535,77</text:p>
          </table:table-cell>
          <table:table-cell office:value-type="float" office:value="1889" calcext:value-type="float">
            <text:p>1889,00</text:p>
          </table:table-cell>
          <table:table-cell office:value-type="string" calcext:value-type="string">
            <text:p>https://proline.pl/?p=MSI+X99A+SLI+PLU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wer (system zarzadzania)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E43]" office:value-type="float" office:value="3691.06089430894" calcext:value-type="float">
            <text:p>3691,06</text:p>
          </table:table-cell>
          <table:table-cell table:style-name="ce1" table:formula="of:=[.F43]" office:value-type="float" office:value="4540" calcext:value-type="float">
            <text:p>45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cesor komputerowy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38.32" calcext:value-type="float">
            <text:p>538,32</text:p>
          </table:table-cell>
          <table:table-cell table:formula="of:=1.23*[.E4]" office:value-type="float" office:value="662.1336" calcext:value-type="float">
            <text:p>662,13</text:p>
          </table:table-cell>
          <table:table-cell office:value-type="string" calcext:value-type="string">
            <text:p>https://www.arest.pl/produkt/Pamieci-RAM/DDR-4/3,350,,,,,,Magazyn:0;Producent:203%7C433%7C312%7C122%7C14;Pojemno_9c_e6:8+GB%7C16+GB%7C32+GB,57/50317/DDR4-G-SKILL-32-GB-3000-2x-16-GB-CL15-Ripjaws-V-Red/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rwer (sklep internetowy)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M3]" office:value-type="float" office:value="3691.06089430894" calcext:value-type="float">
            <text:p>3691,06</text:p>
          </table:table-cell>
          <table:table-cell table:style-name="ce1" table:formula="of:=[.N3]" office:value-type="float" office:value="4540" calcext:value-type="float">
            <text:p>45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yta główna serwerowa</text:p>
          </table:table-cell>
          <table:table-cell office:value-type="float" office:value="2" calcext:value-type="float">
            <text:p>2</text:p>
          </table:table-cell>
          <table:table-cell table:formula="of:=[.F5]/1.23" office:value-type="float" office:value="836.585365853659" calcext:value-type="float">
            <text:p>836,59</text:p>
          </table:table-cell>
          <table:table-cell office:value-type="float" office:value="1029" calcext:value-type="float">
            <text:p>1029,00</text:p>
          </table:table-cell>
          <table:table-cell office:value-type="string" calcext:value-type="string">
            <text:p>https://www.arest.pl/produkt/Pamieci-RAM/DDR-4/3,350,,,,,,Magazyn:0;Producent:203%7C433%7C312%7C122%7C14;Pojemno_9c_e6:8+GB%7C16+GB%7C32+GB,57/50317/DDR4-G-SKILL-32-GB-3000-2x-16-GB-CL15-Ripjaws-V-Red/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sk sieciowy (system zarządzania)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E54]" office:value-type="float" office:value="2786.96991869919" calcext:value-type="float">
            <text:p>2786,97</text:p>
          </table:table-cell>
          <table:table-cell table:style-name="ce3" table:formula="of:=[.F54]" office:value-type="float" office:value="3427.973" calcext:value-type="float">
            <text:p>3427,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łyta główna komputerowa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56.78" calcext:value-type="float">
            <text:p>256,78</text:p>
          </table:table-cell>
          <table:table-cell table:formula="of:=1.23*[.E6]" office:value-type="float" office:value="315.8394" calcext:value-type="float">
            <text:p>315,84</text:p>
          </table:table-cell>
          <table:table-cell office:value-type="string" calcext:value-type="string">
            <text:p>https://proline.pl/?p=WD20EFRX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ysk sieciowy (sklep internetowy)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E54]" office:value-type="float" office:value="2786.96991869919" calcext:value-type="float">
            <text:p>2786,97</text:p>
          </table:table-cell>
          <table:table-cell table:style-name="ce3" table:formula="of:=[.F54]" office:value-type="float" office:value="3427.973" calcext:value-type="float">
            <text:p>3427,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mięć RAM 2 x 16GB</text:p>
          </table:table-cell>
          <table:table-cell office:value-type="float" office:value="1" calcext:value-type="float">
            <text:p>1</text:p>
          </table:table-cell>
          <table:table-cell table:formula="of:=[.F7]/1.23" office:value-type="float" office:value="1089.43089430894" calcext:value-type="float">
            <text:p>1089,43</text:p>
          </table:table-cell>
          <table:table-cell office:value-type="float" office:value="1340" calcext:value-type="float">
            <text:p>1340,00</text:p>
          </table:table-cell>
          <table:table-cell office:value-type="string" calcext:value-type="string">
            <text:p>https://proline.pl/?p=SSDPR-CX300-120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Osprzęt sieciowy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E60]" office:value-type="float" office:value="1938.21138211382" calcext:value-type="float">
            <text:p>1938,21</text:p>
          </table:table-cell>
          <table:table-cell table:style-name="ce1" table:formula="of:=[.F60]" office:value-type="float" office:value="2384" calcext:value-type="float">
            <text:p>23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mięć RAM 4 x 8GB</text:p>
          </table:table-cell>
          <table:table-cell office:value-type="float" office:value="1" calcext:value-type="float">
            <text:p>1</text:p>
          </table:table-cell>
          <table:table-cell table:formula="of:=[.F8]/1.23" office:value-type="float" office:value="1073.17073170732" calcext:value-type="float">
            <text:p>1073,17</text:p>
          </table:table-cell>
          <table:table-cell office:value-type="float" office:value="1320" calcext:value-type="float">
            <text:p>1320,00</text:p>
          </table:table-cell>
          <table:table-cell office:value-type="string" calcext:value-type="string">
            <text:p>https://proline.pl/?p=BN278</text:p>
          </table:table-cell>
          <table:table-cell table:number-columns-repeated="6"/>
          <table:table-cell table:style-name="ce3" table:formula="of:=SUM([.N3:.N7])" office:value-type="float" office:value="18319.946" calcext:value-type="float">
            <text:p>18319,9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ysk NAS 2TB</text:p>
          </table:table-cell>
          <table:table-cell office:value-type="float" office:value="4" calcext:value-type="float">
            <text:p>4</text:p>
          </table:table-cell>
          <table:table-cell table:formula="of:=[.F9]/1.23" office:value-type="float" office:value="340.650406504065" calcext:value-type="float">
            <text:p>340,65</text:p>
          </table:table-cell>
          <table:table-cell office:value-type="float" office:value="419" calcext:value-type="float">
            <text:p>419,00</text:p>
          </table:table-cell>
          <table:table-cell office:value-type="string" calcext:value-type="string">
            <text:p>https://proline.pl/?p=CC-R75</text:p>
          </table:table-cell>
          <table:table-cell table:number-columns-repeated="2"/>
          <table:table-cell office:value-type="string" calcext:value-type="string" table:number-columns-spanned="5" table:number-rows-spanned="1">
            <text:p>Dodatkowe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ysk SSD</text:p>
          </table:table-cell>
          <table:table-cell office:value-type="float" office:value="4" calcext:value-type="float">
            <text:p>4</text:p>
          </table:table-cell>
          <table:table-cell table:formula="of:=[.F10]/1.23" office:value-type="float" office:value="186.178861788618" calcext:value-type="float">
            <text:p>186,18</text:p>
          </table:table-cell>
          <table:table-cell office:value-type="float" office:value="229" calcext:value-type="float">
            <text:p>229,00</text:p>
          </table:table-cell>
          <table:table-cell office:value-type="string" calcext:value-type="string">
            <text:p>https://proline.pl/?p=TL-SG1016D</text:p>
          </table:table-cell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silacz</text:p>
          </table:table-cell>
          <table:table-cell office:value-type="float" office:value="4" calcext:value-type="float">
            <text:p>4</text:p>
          </table:table-cell>
          <table:table-cell table:formula="of:=[.F11]/1.23" office:value-type="float" office:value="332.520325203252" calcext:value-type="float">
            <text:p>332,52</text:p>
          </table:table-cell>
          <table:table-cell office:value-type="float" office:value="409" calcext:value-type="float">
            <text:p>409,00</text:p>
          </table:table-cell>
          <table:table-cell office:value-type="string" calcext:value-type="string">
            <text:p>https://proline.pl/?p=TL-SG1016D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table:formula="of:=[.E51]" office:value-type="float" office:value="153.658536585366" calcext:value-type="float">
            <text:p>153,66</text:p>
          </table:table-cell>
          <table:table-cell table:style-name="ce3" table:formula="of:=[.F51]" office:value-type="float" office:value="189" calcext:value-type="float">
            <text:p>189,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budowa</text:p>
          </table:table-cell>
          <table:table-cell office:value-type="float" office:value="4" calcext:value-type="float">
            <text:p>4</text:p>
          </table:table-cell>
          <table:table-cell table:formula="of:=[.F12]/1.23" office:value-type="float" office:value="153.658536585366" calcext:value-type="float">
            <text:p>153,66</text:p>
          </table:table-cell>
          <table:table-cell office:value-type="float" office:value="189" calcext:value-type="float">
            <text:p>189,00</text:p>
          </table:table-cell>
          <table:table-cell office:value-type="string" calcext:value-type="string">
            <text:p>http://next.novitus.pl/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rukarka (sieciowa,wielofunkcyjna)</text:p>
          </table:table-cell>
          <table:table-cell office:value-type="float" office:value="1" calcext:value-type="float">
            <text:p>1</text:p>
          </table:table-cell>
          <table:table-cell table:formula="of:=[.F13]/1.23" office:value-type="float" office:value="1535.77235772358" calcext:value-type="float">
            <text:p>1535,77</text:p>
          </table:table-cell>
          <table:table-cell office:value-type="float" office:value="1889" calcext:value-type="float">
            <text:p>1889,00</text:p>
          </table:table-cell>
          <table:table-cell office:value-type="string" calcext:value-type="string">
            <text:p>https://proline.pl/?p=ARCHER+C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formula="of:=[.F14]/1.23" office:value-type="float" office:value="231.707317073171" calcext:value-type="float">
            <text:p>231,71</text:p>
          </table:table-cell>
          <table:table-cell office:value-type="float" office:value="285" calcext:value-type="float">
            <text:p>285,00</text:p>
          </table:table-cell>
          <table:table-cell office:value-type="string" calcext:value-type="string">
            <text:p>https://proline.pl/?p=N210-MD1GD3H%2FLP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ccess Point</text:p>
          </table:table-cell>
          <table:table-cell office:value-type="float" office:value="1" calcext:value-type="float">
            <text:p>1</text:p>
          </table:table-cell>
          <table:table-cell table:formula="of:=[.F15]/1.23" office:value-type="float" office:value="170.731707317073" calcext:value-type="float">
            <text:p>170,73</text:p>
          </table:table-cell>
          <table:table-cell office:value-type="float" office:value="210" calcext:value-type="float">
            <text:p>210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arta graficzna</text:p>
          </table:table-cell>
          <table:table-cell office:value-type="float" office:value="4" calcext:value-type="float">
            <text:p>4</text:p>
          </table:table-cell>
          <table:table-cell table:formula="of:=[.F16]/1.23" office:value-type="float" office:value="101.626016260163" calcext:value-type="float">
            <text:p>101,63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uma</text:p>
          </table:table-cell>
          <table:table-cell table:formula="of:=SUM([.D3:.D16]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UMA</text:p>
          </table:table-cell>
          <table:table-cell table:style-name="ce1" office:value-type="string" calcext:value-type="string">
            <text:p>brutto</text:p>
          </table:table-cell>
          <table:table-cell table:formula="of:=SUM([.F6]*[.D6]+[.F4]*[.D4]+[.F16]*[.D16];[.F3]*[.D3];[.F5]*[.D5];[.F7]*[.D7];[.F8]*[.D8];[.F9]*[.D9];[.F10]*[.D10];[.F11]*[.D11];[.F12]*[.D12];[.F13]*[.D13];[.F14]*[.D14];[.F15]*[.D15])" office:value-type="float" office:value="18319.946" calcext:value-type="float">
            <text:p>18319,9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netto</text:p>
          </table:table-cell>
          <table:table-cell table:formula="of:=[.F19]/1.23" office:value-type="float" office:value="14894.2650406504" calcext:value-type="float">
            <text:p>14894,27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9" office:value-type="string" calcext:value-type="string" table:number-columns-spanned="5" table:number-rows-spanned="1">
            <text:p>Pozostałe niezbędne wydatki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lefon VOIP</text:p>
          </table:table-cell>
          <table:table-cell office:value-type="float" office:value="1" calcext:value-type="float">
            <text:p>1</text:p>
          </table:table-cell>
          <table:table-cell table:formula="of:=[.F25]/1.23" office:value-type="float" office:value="649.593495934959" calcext:value-type="float">
            <text:p>649,59</text:p>
          </table:table-cell>
          <table:table-cell office:value-type="float" office:value="799" calcext:value-type="float">
            <text:p>799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dpis kwalfikowany</text:p>
          </table:table-cell>
          <table:table-cell office:value-type="float" office:value="1" calcext:value-type="float">
            <text:p>1</text:p>
          </table:table-cell>
          <table:table-cell table:formula="of:=[.F26]/1.23" office:value-type="float" office:value="234.959349593496" calcext:value-type="float">
            <text:p>234,96</text:p>
          </table:table-cell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Ur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sa fiskalna walutowa</text:p>
          </table:table-cell>
          <table:table-cell office:value-type="float" office:value="1" calcext:value-type="float">
            <text:p>1</text:p>
          </table:table-cell>
          <table:table-cell table:formula="of:=[.F27]/1.23" office:value-type="float" office:value="1914.63414634146" calcext:value-type="float">
            <text:p>1914,63</text:p>
          </table:table-cell>
          <table:table-cell office:value-type="float" office:value="2355" calcext:value-type="float">
            <text:p>2355,00</text:p>
          </table:table-cell>
          <table:table-cell office:value-type="string" calcext:value-type="string">
            <text:p>http://allegro.pl/oryginalny-lg-nexus-5-16gb-d820-bez-simlocka-i6132279889.html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https://sklep.certum.pl/uslugi-kwalifikowane/zestawy-do-podpisu-elektronicznego/certum-standard.html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Suma</text:p>
          </table:table-cell>
          <table:table-cell table:formula="of:=[.D25]+[.D27]+[.D26]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UMA</text:p>
          </table:table-cell>
          <table:table-cell table:style-name="ce1" office:value-type="string" calcext:value-type="string">
            <text:p>brutto</text:p>
          </table:table-cell>
          <table:table-cell table:formula="of:=[.F25]+[.F26]+[.F27]" office:value-type="float" office:value="3443" calcext:value-type="float">
            <text:p>3443,0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netto</text:p>
          </table:table-cell>
          <table:table-cell table:formula="of:=[.E25]+[.E26]+[.E27]" office:value-type="float" office:value="2799.18699186992" calcext:value-type="float">
            <text:p>2799,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Podział wydatków ze względu na kategorie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Serwer</text:p>
          </table:table-cell>
          <table:covered-table-cell office:value-type="string" calcext:value-type="string">
            <text:p>Serwer</text:p>
          </table:covered-table-cell>
          <table:covered-table-cell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odzespoły</text:p>
          </table:table-cell>
          <table:table-cell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3]" office:value-type="string" office:string-value="Procesor serwerowy" calcext:value-type="string">
            <text:p>Procesor serwerowy</text:p>
          </table:table-cell>
          <table:table-cell office:value-type="float" office:value="1" calcext:value-type="float">
            <text:p>1</text:p>
          </table:table-cell>
          <table:table-cell table:formula="of:=[.D36]*[.E3]" office:value-type="float" office:value="1535.77235772358" calcext:value-type="float">
            <text:p>1535,77</text:p>
          </table:table-cell>
          <table:table-cell table:style-name="ce1" table:formula="of:=1.23*[.E36]" office:value-type="float" office:value="1889" calcext:value-type="float">
            <text:p>1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" office:value-type="string" office:string-value="Plyta główna serwerowa" calcext:value-type="string">
            <text:p>Plyta główna serwerowa</text:p>
          </table:table-cell>
          <table:table-cell office:value-type="float" office:value="1" calcext:value-type="float">
            <text:p>1</text:p>
          </table:table-cell>
          <table:table-cell table:formula="of:=[.D37]*[.E5]" office:value-type="float" office:value="836.585365853659" calcext:value-type="float">
            <text:p>836,59</text:p>
          </table:table-cell>
          <table:table-cell table:style-name="ce1" table:formula="of:=1.23*[.E37]"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mięć operacyjna 16GB</text:p>
          </table:table-cell>
          <table:table-cell office:value-type="float" office:value="1" calcext:value-type="float">
            <text:p>1</text:p>
          </table:table-cell>
          <table:table-cell table:formula="of:=[.D38]*0.5*[.E7]" office:value-type="float" office:value="544.71544715447" calcext:value-type="float">
            <text:p>544,72</text:p>
          </table:table-cell>
          <table:table-cell table:formula="of:=1.23*[.E38]" office:value-type="float" office:value="669.999999999998" calcext:value-type="float">
            <text:p>670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" office:value-type="string" office:string-value="Dysk SSD" calcext:value-type="string">
            <text:p>Dysk SSD</text:p>
          </table:table-cell>
          <table:table-cell office:value-type="float" office:value="1" calcext:value-type="float">
            <text:p>1</text:p>
          </table:table-cell>
          <table:table-cell table:style-name="ce4" table:formula="of:=[.D39]*[.E10]" office:value-type="float" office:value="186.178861788618" calcext:value-type="float">
            <text:p>186,18</text:p>
          </table:table-cell>
          <table:table-cell table:style-name="ce1" table:formula="of:=1.23*[.E39]"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arta graficzn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.63" calcext:value-type="float">
            <text:p>101,63</text:p>
          </table:table-cell>
          <table:table-cell table:style-name="ce1" table:formula="of:=[.F16]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" office:value-type="string" office:string-value="Obudowa" calcext:value-type="string">
            <text:p>Obudowa</text:p>
          </table:table-cell>
          <table:table-cell office:value-type="float" office:value="1" calcext:value-type="float">
            <text:p>1</text:p>
          </table:table-cell>
          <table:table-cell table:formula="of:=[.E12]" office:value-type="float" office:value="153.658536585366" calcext:value-type="float">
            <text:p>153,66</text:p>
          </table:table-cell>
          <table:table-cell table:style-name="ce1" table:formula="of:=1.23*[.E41]"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1]" office:value-type="string" office:string-value="Zasilacz" calcext:value-type="string">
            <text:p>Zasilacz</text:p>
          </table:table-cell>
          <table:table-cell office:value-type="float" office:value="1" calcext:value-type="float">
            <text:p>1</text:p>
          </table:table-cell>
          <table:table-cell table:formula="of:=[.E11]" office:value-type="float" office:value="332.520325203252" calcext:value-type="float">
            <text:p>332,52</text:p>
          </table:table-cell>
          <table:table-cell table:style-name="ce1" table:formula="of:=1.23*[.E42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Suma</text:p>
          </table:table-cell>
          <table:covered-table-cell/>
          <table:table-cell table:formula="of:=SUM([.D36:.D41])" office:value-type="float" office:value="6" calcext:value-type="float">
            <text:p>6</text:p>
          </table:table-cell>
          <table:table-cell table:formula="of:=SUM([.E36:.E42])" office:value-type="float" office:value="3691.06089430894" calcext:value-type="float">
            <text:p>3691,06</text:p>
          </table:table-cell>
          <table:table-cell table:style-name="ce1" table:formula="of:=SUM([.F36:.F42])" office:value-type="float" office:value="4540" calcext:value-type="float">
            <text:p>4540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Dysk sieciowy</text:p>
          </table:table-cell>
          <table:covered-table-cell table:number-columns-repeated="2"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odzespoły</text:p>
          </table:table-cell>
          <table:table-cell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" table:formula="of:=[.C4]" office:value-type="string" office:string-value="Procesor komputerowy" calcext:value-type="string">
            <text:p>Procesor komputerowy</text:p>
          </table:table-cell>
          <table:table-cell office:value-type="float" office:value="1" calcext:value-type="float">
            <text:p>1</text:p>
          </table:table-cell>
          <table:table-cell table:style-name="ce1" table:formula="of:=[.E4]" office:value-type="float" office:value="538.32" calcext:value-type="float">
            <text:p>538,32</text:p>
          </table:table-cell>
          <table:table-cell table:formula="of:=1.23*[.E46]" office:value-type="float" office:value="662.1336" calcext:value-type="float">
            <text:p>662,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" office:value-type="string" office:string-value="Płyta główna komputerowa" calcext:value-type="string">
            <text:p>Płyta główna komputerowa</text:p>
          </table:table-cell>
          <table:table-cell office:value-type="float" office:value="1" calcext:value-type="float">
            <text:p>1</text:p>
          </table:table-cell>
          <table:table-cell table:style-name="ce1" table:formula="of:=[.E6]" office:value-type="float" office:value="256.78" calcext:value-type="float">
            <text:p>256,78</text:p>
          </table:table-cell>
          <table:table-cell table:formula="of:=1.23*[.E47]" office:value-type="float" office:value="315.8394" calcext:value-type="float">
            <text:p>315,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mięć operacyjna 8GB</text:p>
          </table:table-cell>
          <table:table-cell office:value-type="float" office:value="2" calcext:value-type="float">
            <text:p>2</text:p>
          </table:table-cell>
          <table:table-cell table:formula="of:=[.E8]*0.5" office:value-type="float" office:value="536.58536585366" calcext:value-type="float">
            <text:p>536,59</text:p>
          </table:table-cell>
          <table:table-cell table:formula="of:=1.23*[.E48]" office:value-type="float" office:value="660.000000000002" calcext:value-type="float">
            <text:p>660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" office:value-type="string" office:string-value="Dysk SSD" calcext:value-type="string">
            <text:p>Dysk SSD</text:p>
          </table:table-cell>
          <table:table-cell office:value-type="float" office:value="1" calcext:value-type="float">
            <text:p>1</text:p>
          </table:table-cell>
          <table:table-cell table:formula="of:=[.E10]" office:value-type="float" office:value="186.178861788618" calcext:value-type="float">
            <text:p>186,18</text:p>
          </table:table-cell>
          <table:table-cell table:formula="of:=1.23*[.E49]" office:value-type="float" office:value="229" calcext:value-type="float">
            <text:p>229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" office:value-type="string" office:string-value="Dysk NAS 2TB" calcext:value-type="string">
            <text:p>Dysk NAS 2TB</text:p>
          </table:table-cell>
          <table:table-cell office:value-type="float" office:value="2" calcext:value-type="float">
            <text:p>2</text:p>
          </table:table-cell>
          <table:table-cell table:formula="of:=[.D50]*[.E9]" office:value-type="float" office:value="681.30081300813" calcext:value-type="float">
            <text:p>681,30</text:p>
          </table:table-cell>
          <table:table-cell table:formula="of:=1.23*[.E50]" office:value-type="float" office:value="838" calcext:value-type="float">
            <text:p>838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" office:value-type="string" office:string-value="Obudowa" calcext:value-type="string">
            <text:p>Obudowa</text:p>
          </table:table-cell>
          <table:table-cell office:value-type="float" office:value="1" calcext:value-type="float">
            <text:p>1</text:p>
          </table:table-cell>
          <table:table-cell table:formula="of:=[.E12]" office:value-type="float" office:value="153.658536585366" calcext:value-type="float">
            <text:p>153,66</text:p>
          </table:table-cell>
          <table:table-cell table:formula="of:=1.23*[.E51]" office:value-type="float" office:value="189" calcext:value-type="float">
            <text:p>189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Zasilacz</text:p>
          </table:table-cell>
          <table:table-cell office:value-type="float" office:value="1" calcext:value-type="float">
            <text:p>1</text:p>
          </table:table-cell>
          <table:table-cell table:formula="of:=[.E11]" office:value-type="float" office:value="332.520325203252" calcext:value-type="float">
            <text:p>332,52</text:p>
          </table:table-cell>
          <table:table-cell table:formula="of:=1.23*[.E52]" office:value-type="float" office:value="409" calcext:value-type="float">
            <text:p>409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6]" office:value-type="string" office:string-value="Karta graficzna" calcext:value-type="string">
            <text:p>Karta graficzna</text:p>
          </table:table-cell>
          <table:table-cell office:value-type="float" office:value="1" calcext:value-type="float">
            <text:p>1</text:p>
          </table:table-cell>
          <table:table-cell table:formula="of:=[.E16]" office:value-type="float" office:value="101.626016260163" calcext:value-type="float">
            <text:p>101,63</text:p>
          </table:table-cell>
          <table:table-cell table:style-name="ce1" table:formula="of:=[.F16]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Suma</text:p>
          </table:table-cell>
          <table:covered-table-cell/>
          <table:table-cell table:formula="of:=SUM([.D46:.D52])" office:value-type="float" office:value="9" calcext:value-type="float">
            <text:p>9</text:p>
          </table:table-cell>
          <table:table-cell table:formula="of:=SUM([.E46:.E53])" office:value-type="float" office:value="2786.96991869919" calcext:value-type="float">
            <text:p>2786,97</text:p>
          </table:table-cell>
          <table:table-cell table:formula="of:=SUM([.F46:.F53])" office:value-type="float" office:value="3427.973" calcext:value-type="float">
            <text:p>3427,9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Osprzęt sieciowy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odzespoły</text:p>
          </table:table-cell>
          <table:table-cell office:value-type="string" calcext:value-type="string">
            <text:p>Sztuk</text:p>
          </table:table-cell>
          <table:table-cell table:style-name="ce1" office:value-type="string" calcext:value-type="string">
            <text:p>Cena netto</text:p>
          </table:table-cell>
          <table:table-cell table:style-name="ce1" office:value-type="string" calcext:value-type="string">
            <text:p>Cena brutt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" table:formula="of:=[.C15]" office:value-type="string" office:string-value="Access Point" calcext:value-type="string">
            <text:p>Access Point</text:p>
          </table:table-cell>
          <table:table-cell office:value-type="float" office:value="1" calcext:value-type="float">
            <text:p>1</text:p>
          </table:table-cell>
          <table:table-cell table:formula="of:=[.E15]" office:value-type="float" office:value="170.731707317073" calcext:value-type="float">
            <text:p>170,73</text:p>
          </table:table-cell>
          <table:table-cell table:formula="of:=1.23*[.E57]" office:value-type="float" office:value="210" calcext:value-type="float">
            <text:p>210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4]" office:value-type="string" office:string-value="Switch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formula="of:=[.E14]" office:value-type="float" office:value="231.707317073171" calcext:value-type="float">
            <text:p>231,71</text:p>
          </table:table-cell>
          <table:table-cell table:formula="of:=1.23*[.E58]" office:value-type="float" office:value="285" calcext:value-type="float">
            <text:p>285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3]" office:value-type="string" office:string-value="Drukarka (sieciowa,wielofunkcyjna)" calcext:value-type="string">
            <text:p>Drukarka (sieciowa,wielofunkcyjna)</text:p>
          </table:table-cell>
          <table:table-cell office:value-type="float" office:value="1" calcext:value-type="float">
            <text:p>1</text:p>
          </table:table-cell>
          <table:table-cell table:formula="of:=[.E13]" office:value-type="float" office:value="1535.77235772358" calcext:value-type="float">
            <text:p>1535,77</text:p>
          </table:table-cell>
          <table:table-cell table:formula="of:=1.23*[.E59]" office:value-type="float" office:value="1889" calcext:value-type="float">
            <text:p>1889,00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Suma</text:p>
          </table:table-cell>
          <table:covered-table-cell/>
          <table:table-cell table:formula="of:=SUM([.D57:.D59])" office:value-type="float" office:value="3" calcext:value-type="float">
            <text:p>3</text:p>
          </table:table-cell>
          <table:table-cell table:formula="of:=SUM([.E57:.E59])" office:value-type="float" office:value="1938.21138211382" calcext:value-type="float">
            <text:p>1938,21</text:p>
          </table:table-cell>
          <table:table-cell table:style-name="ce1" table:formula="of:=SUM([.F57:.F59])" office:value-type="float" office:value="2384" calcext:value-type="float">
            <text:p>2384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 table:number-columns-spanned="5" table:number-rows-spanned="1">
            <text:p>Sumy kontrolne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table:formula="of:=2*[.F43]+2*[.F54]+[.F60]" office:value-type="float" office:value="18319.946" calcext:value-type="float">
            <text:p>18319,946</text:p>
          </table:table-cell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 style:data-style-name="N2" text:time-value="17:25:47.488523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4:36:21.723987510</meta:creation-date>
    <dc:date>2017-07-19T18:02:24.616864006</dc:date>
    <meta:editing-duration>PT4H54M34S</meta:editing-duration>
    <meta:editing-cycles>20</meta:editing-cycles>
    <meta:generator>LibreOffice/5.3.4.2$Linux_X86_64 LibreOffice_project/30m0$Build-2</meta:generator>
    <meta:document-statistic meta:table-count="1" meta:cell-count="293" meta:object-count="0"/>
  </office:meta>
</office:document-meta>
</file>